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C00000249AAA81D47379DF0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8pt" officeooo:rsid="001e7ebc" officeooo:paragraph-rsid="001e7ebc" style:font-size-asian="38pt" style:font-size-complex="38pt"/>
    </style:style>
    <style:style style:name="P2" style:family="paragraph" style:parent-style-name="Standard">
      <style:text-properties fo:color="#ff00ff" fo:font-size="38pt" officeooo:rsid="001e7ebc" officeooo:paragraph-rsid="001e7ebc" style:font-size-asian="38pt" style:font-size-complex="3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URW Bookman L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URW Bookman L" fo:font-weight="bold" style:font-weight-asian="bold" style:font-weight-complex="bold"/>
    </style:style>
    <style:style style:name="T6" style:family="text">
      <style:text-properties style:font-name="URW Bookman L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URW Bookman L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URW Bookman L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cc00cc" style:font-name="URW Bookman L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00cccc" style:font-name="URW Bookman L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00cccc" style:font-name="URW Bookman 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color="#00cccc" style:font-name="URW Bookman L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cc66ff" style:font-name="URW Bookman L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1">CHARTE GRAPHIQUE</text:span></text:p>
      <text:p text:style-name="P1"><text:span text:style-name="T12"/></text:p>
      <text:p text:style-name="P1"><text:span text:style-name="T12"/></text:p>
      <text:p text:style-name="P2"><draw:frame draw:style-name="fr1" draw:name="Image1" text:anchor-type="paragraph" svg:x="-0.212cm" svg:y="1.05cm" svg:width="17cm" svg:height="13.585cm" draw:z-index="0"><draw:image xlink:href="Pictures/10000000000002DC00000249AAA81D47379DF0C6.png" xlink:type="simple" xlink:show="embed" xlink:actuate="onLoad"/></draw:frame><text:span text:style-name="T8">LES COULEURS :</text:span></text:p>
      <text:p text:style-name="P2"><text:span text:style-name="T15">LA POLICE :</text:span><text:span text:style-name="T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8:43:29.473221071</meta:creation-date>
    <dc:date>2018-01-08T18:48:49.370053370</dc:date>
    <meta:editing-duration>PT5M21S</meta:editing-duration>
    <meta:editing-cycles>1</meta:editing-cycles>
    <meta:document-statistic meta:table-count="0" meta:image-count="1" meta:object-count="0" meta:page-count="1" meta:paragraph-count="3" meta:word-count="8" meta:character-count="43" meta:non-whitespace-character-count="36"/>
    <meta:generator>LibreOffice/5.1.6.2$Linux_X86_64 LibreOffice_project/10m0$Build-2</meta:generator>
  </office:meta>
</office:document-meta>
</file>